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color="#808080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85cm"/>
    </style:style>
    <style:style style:name="gr7" style:family="graphic" style:parent-style-name="standard">
      <style:graphic-properties draw:stroke="none" svg:stroke-color="#000000" draw:fill="none" draw:fill-color="#ffffff" fo:min-height="3.05cm"/>
    </style:style>
    <style:style style:name="gr8" style:family="graphic" style:parent-style-name="standard">
      <style:graphic-properties draw:stroke="none" svg:stroke-color="#000000" draw:fill="none" draw:fill-color="#ffffff" fo:min-height="1.5cm"/>
    </style:style>
    <style:style style:name="gr9" style:family="graphic" style:parent-style-name="standard">
      <style:graphic-properties draw:fill-color="#b3b3b3" draw:textarea-vertical-align="middle" draw:auto-grow-height="false"/>
    </style:style>
    <style:style style:name="P1" style:family="paragraph">
      <style:paragraph-properties fo:text-align="center"/>
      <style:text-properties fo:font-size="23pt" fo:font-style="italic" style:font-size-asian="18pt" style:font-style-asian="italic" style:font-size-complex="18pt" style:font-style-complex="italic"/>
    </style:style>
    <style:style style:name="P2" style:family="paragraph">
      <style:paragraph-properties fo:text-align="center"/>
      <style:text-properties fo:font-size="23pt" fo:font-style="italic" fo:font-weight="normal" style:font-size-asian="18pt" style:font-style-asian="italic" style:font-size-complex="18pt" style:font-style-complex="italic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3pt" style:font-size-asian="18pt" style:font-size-complex="18pt"/>
    </style:style>
    <style:style style:name="P5" style:family="paragraph">
      <style:text-properties fo:font-size="24pt" fo:font-style="italic" fo:font-weight="normal" style:font-style-asian="italic" style:font-style-complex="italic"/>
    </style:style>
    <style:style style:name="T1" style:family="text">
      <style:text-properties fo:font-size="23pt" fo:font-style="italic" fo:font-weight="normal" style:font-size-asian="18pt" style:font-style-asian="italic" style:font-size-complex="18pt" style:font-style-complex="italic"/>
    </style:style>
    <style:style style:name="T2" style:family="text">
      <style:text-properties style:text-position="sub 58%" fo:font-size="23pt" fo:font-style="italic" fo:font-weight="normal" style:font-size-asian="18pt" style:font-style-asian="normal" style:font-size-complex="18pt" style:font-style-complex="normal"/>
    </style:style>
    <style:style style:name="T3" style:family="text">
      <style:text-properties style:text-position="sub 58%" fo:font-size="23pt" fo:font-style="italic" fo:font-weight="normal" style:font-size-asian="18pt" style:font-style-asian="italic" style:font-size-complex="18pt" style:font-style-complex="italic"/>
    </style:style>
    <style:style style:name="T4" style:family="text">
      <style:text-properties fo:font-size="23pt" fo:font-style="italic" fo:font-weight="normal" style:font-style-asian="italic" style:font-style-complex="italic"/>
    </style:style>
    <style:style style:name="T5" style:family="text">
      <style:text-properties fo:font-size="23pt" fo:font-style="normal" fo:font-weight="normal" style:font-style-asian="normal" style:font-style-complex="normal"/>
    </style:style>
    <style:style style:name="T6" style:family="text">
      <style:text-properties style:text-position="0% 100%" fo:font-size="23pt" fo:font-style="normal" fo:font-weight="normal" style:font-style-asian="normal" style:font-style-complex="normal"/>
    </style:style>
    <style:style style:name="T7" style:family="text">
      <style:text-properties style:text-position="0% 100%" fo:font-size="23pt" fo:font-style="italic" fo:font-weight="normal" style:font-style-asian="normal" style:font-style-complex="normal"/>
    </style:style>
    <style:style style:name="T8" style:family="text">
      <style:text-properties style:text-position="0% 100%" fo:font-family="Arial" style:font-style-name="Regular" style:font-family-generic="swiss" style:font-pitch="variable" fo:font-size="23pt" fo:font-style="italic" fo:font-weight="normal" style:font-family-asian="Arial" style:font-style-name-asian="Regular" style:font-family-generic-asian="swiss" style:font-pitch-asian="variable" style:font-style-asian="normal" style:font-family-complex="Arial" style:font-style-name-complex="Regular" style:font-family-generic-complex="swiss" style:font-pitch-complex="variable" style:font-style-complex="normal"/>
    </style:style>
    <style:style style:name="T9" style:family="text">
      <style:text-properties style:text-position="sub 58%" fo:font-family="Arial" style:font-style-name="Regular" style:font-family-generic="swiss" style:font-pitch="variable" fo:font-size="23pt" fo:font-style="italic" fo:font-weight="normal" style:font-family-asian="Arial" style:font-style-name-asian="Regular" style:font-family-generic-asian="swiss" style:font-pitch-asian="variable" style:font-style-asian="normal" style:font-family-complex="Arial" style:font-style-name-complex="Regular" style:font-family-generic-complex="swiss" style:font-pitch-complex="variable" style:font-style-complex="normal"/>
    </style:style>
    <style:style style:name="T10" style:family="text">
      <style:text-properties style:text-position="0% 100%" fo:font-family="Arial" style:font-style-name="Regular" style:font-family-generic="swiss" style:font-pitch="variable" fo:font-size="23pt" fo:font-style="normal" fo:font-weight="normal" style:font-family-asian="Arial" style:font-style-name-asian="Regular" style:font-family-generic-asian="swiss" style:font-pitch-asian="variable" style:font-style-asian="normal" style:font-family-complex="Arial" style:font-style-name-complex="Regular" style:font-family-generic-complex="swiss" style:font-pitch-complex="variable" style:font-style-complex="normal"/>
    </style:style>
    <style:style style:name="T11" style:family="text">
      <style:text-properties style:text-position="super 58%" fo:font-family="Arial" style:font-style-name="Regular" style:font-family-generic="swiss" style:font-pitch="variable" fo:font-size="23pt" fo:font-style="italic" fo:font-weight="normal" style:font-family-asian="Arial" style:font-style-name-asian="Regular" style:font-family-generic-asian="swiss" style:font-pitch-asian="variable" style:font-style-asian="normal" style:font-family-complex="Arial" style:font-style-name-complex="Regular" style:font-family-generic-complex="swiss" style:font-pitch-complex="variable" style:font-style-complex="normal"/>
    </style:style>
    <style:style style:name="T12" style:family="text">
      <style:text-properties fo:font-size="23pt" fo:font-style="italic" fo:font-weight="normal" style:font-style-asian="normal" style:font-style-complex="normal"/>
    </style:style>
    <style:style style:name="T13" style:family="text">
      <style:text-properties style:text-position="sub 58%" fo:font-size="23pt" fo:font-style="italic" fo:font-weight="normal" style:font-style-asian="italic" style:font-style-complex="italic"/>
    </style:style>
    <style:style style:name="T14" style:family="text">
      <style:text-properties fo:font-size="24pt" fo:font-style="italic" fo:font-weight="normal" style:font-style-asian="italic" style:font-style-complex="italic"/>
    </style:style>
    <style:style style:name="T15" style:family="text">
      <style:text-properties style:text-position="0% 100%" fo:font-size="23pt" fo:font-style="italic" fo:font-weight="normal" style:font-style-asian="italic" style:font-style-complex="italic"/>
    </style:style>
    <style:style style:name="T16" style:family="text">
      <style:text-properties fo:font-family="Arial" style:font-style-name="Regular" style:font-family-generic="swiss" style:font-pitch="variable" fo:font-size="24pt" fo:font-style="italic" fo:font-weight="normal" style:font-family-asian="Arial" style:font-style-name-asian="Regular" style:font-family-generic-asian="swiss" style:font-pitch-asian="variable" style:font-style-asian="italic" style:font-family-complex="Arial" style:font-style-name-complex="Regular" style:font-family-generic-complex="swiss" style:font-pitch-complex="variable" style:font-style-complex="italic"/>
    </style:style>
    <style:style style:name="T17" style:family="text">
      <style:text-properties fo:font-size="24pt" fo:font-style="normal" fo:font-weight="normal" style:font-style-asian="normal" style:font-style-complex="normal"/>
    </style:style>
    <style:style style:name="T18" style:family="text">
      <style:text-properties style:text-position="sub 58%" fo:font-size="24pt" fo:font-style="italic" fo:font-weight="normal" style:font-style-asian="italic" style:font-style-complex="italic"/>
    </style:style>
    <style:style style:name="T19" style:family="text">
      <style:text-properties style:text-position="0% 100%" fo:font-size="24pt" fo:font-style="normal" fo:font-weight="normal" style:font-size-asian="18pt" style:font-style-asian="normal" style:font-size-complex="18pt" style:font-style-complex="normal"/>
    </style:style>
    <style:style style:name="T20" style:family="text">
      <style:text-properties style:text-position="0% 100%" fo:font-family="Arial" style:font-style-name="Regular" style:font-family-generic="swiss" fo:font-size="23pt" fo:font-style="italic" fo:font-weight="normal" style:font-family-asian="Arial" style:font-style-name-asian="Regular" style:font-family-generic-asian="swiss" style:font-style-asian="normal" style:font-family-complex="Arial" style:font-style-name-complex="Regular" style:font-family-generic-complex="swiss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3" draw:layer="layout" svg:width="1.342cm" svg:height="1.283cm" svg:x="3.829cm" svg:y="8.803cm">
          <text:p><text:span text:style-name="T1">p</text:span><text:span text:style-name="T2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id="id11" draw:layer="layout" svg:width="0.548cm" svg:height="0.513cm" svg:x="4.226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2" draw:layer="layout" svg:width="0.548cm" svg:height="0.512cm" svg:x="4.226cm" svg:y="6.7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1" draw:layer="layout" svg:width="1.342cm" svg:height="1.283cm" svg:x="3.829cm" svg:y="3.594cm">
          <text:p><text:span text:style-name="T1">l</text:span><text:span text:style-name="T3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4.513cm" svg:y1="2.213cm" svg:x2="4.5cm" svg:y2="3.594cm" draw:end-shape="id1" svg:d="m4513 2213-13 1381">
          <text:p/>
        </draw:connector>
        <draw:connector draw:style-name="gr3" draw:text-style-name="P2" draw:layer="layout" draw:type="line" svg:x1="4.5cm" svg:y1="4.877cm" svg:x2="4.5cm" svg:y2="6.758cm" draw:start-shape="id1" draw:start-glue-point="8" draw:end-shape="id2" draw:end-glue-point="0" svg:d="m4500 4877v1881">
          <text:p/>
        </draw:connector>
        <draw:connector draw:style-name="gr3" draw:text-style-name="P2" draw:layer="layout" draw:type="line" svg:x1="4.5cm" svg:y1="7.27cm" svg:x2="4.5cm" svg:y2="8.803cm" draw:start-shape="id2" draw:start-glue-point="2" draw:end-shape="id3" draw:end-glue-point="4" svg:d="m4500 7270v1533">
          <text:p/>
        </draw:connector>
        <draw:custom-shape draw:style-name="gr1" draw:text-style-name="P1" draw:id="id7" draw:layer="layout" svg:width="1.342cm" svg:height="1.284cm" svg:x="12.678cm" svg:y="8.803cm">
          <text:p><text:span text:style-name="T1">p</text:span><text:span text:style-name="T2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id="id4" draw:layer="layout" svg:width="0.548cm" svg:height="0.513cm" svg:x="13.075cm" svg:y="1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6" draw:layer="layout" svg:width="0.548cm" svg:height="0.512cm" svg:x="13.075cm" svg:y="6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5" draw:layer="layout" svg:width="1.342cm" svg:height="1.283cm" svg:x="12.678cm" svg:y="3.595cm">
          <text:p><text:span text:style-name="T1">l</text:span><text:span text:style-name="T3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3.349cm" svg:y1="2.214cm" svg:x2="13.349cm" svg:y2="3.595cm" draw:start-shape="id4" draw:start-glue-point="2" draw:end-shape="id5" svg:d="m13349 2214v1381">
          <text:p/>
        </draw:connector>
        <draw:connector draw:style-name="gr3" draw:text-style-name="P2" draw:layer="layout" draw:type="line" svg:x1="13.349cm" svg:y1="4.878cm" svg:x2="13.349cm" svg:y2="6.759cm" draw:start-shape="id5" draw:start-glue-point="8" draw:end-shape="id6" draw:end-glue-point="0" svg:d="m13349 4878v1881">
          <text:p/>
        </draw:connector>
        <draw:connector draw:style-name="gr3" draw:text-style-name="P2" draw:layer="layout" draw:type="line" svg:x1="13.349cm" svg:y1="7.271cm" svg:x2="13.349cm" svg:y2="8.803cm" draw:start-shape="id6" draw:start-glue-point="2" draw:end-shape="id7" draw:end-glue-point="4" svg:d="m13349 7271v1532">
          <text:p/>
        </draw:connector>
        <draw:custom-shape draw:style-name="gr2" draw:text-style-name="P2" draw:id="id8" draw:layer="layout" svg:width="0.548cm" svg:height="0.513cm" svg:x="8.846cm" svg:y="12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9" draw:layer="layout" svg:width="1.342cm" svg:height="1.283cm" svg:x="8.449cm" svg:y="14.317cm">
          <text:p text:style-name="P3"><text:span text:style-name="T1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9.12cm" svg:y1="12.736cm" svg:x2="9.12cm" svg:y2="14.317cm" draw:start-shape="id8" draw:start-glue-point="2" draw:end-shape="id9" svg:d="m9120 12736v1581">
          <text:p/>
        </draw:connector>
        <draw:connector draw:style-name="gr3" draw:text-style-name="P2" draw:layer="layout" draw:type="line" svg:x1="4.5cm" svg:y1="10.086cm" svg:x2="9.12cm" svg:y2="12.223cm" draw:start-shape="id3" draw:start-glue-point="8" draw:end-shape="id8" draw:end-glue-point="0" svg:d="m4500 10086 4620 2137">
          <text:p/>
        </draw:connector>
        <draw:connector draw:style-name="gr3" draw:text-style-name="P2" draw:layer="layout" draw:type="line" svg:x1="13.349cm" svg:y1="10.087cm" svg:x2="9.12cm" svg:y2="12.223cm" draw:start-shape="id7" draw:start-glue-point="8" draw:end-shape="id8" draw:end-glue-point="0" svg:d="m13349 10087-4229 2136">
          <text:p/>
        </draw:connector>
        <draw:custom-shape draw:style-name="gr2" draw:text-style-name="P2" draw:id="id10" draw:layer="layout" svg:width="0.548cm" svg:height="0.513cm" svg:x="8.846cm" svg:y="17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12cm" svg:y1="15.3cm" svg:x2="9.12cm" svg:y2="17.224cm" draw:end-shape="id10" draw:end-glue-point="0" svg:d="m9120 15300v1924">
          <text:p/>
        </draw:connector>
        <draw:connector draw:style-name="gr4" draw:text-style-name="P4" draw:layer="layout" draw:type="curve" svg:x1="4.774cm" svg:y1="1.956cm" svg:x2="5.171cm" svg:y2="4.236cm" draw:start-shape="id11" draw:start-glue-point="1" draw:end-shape="id1" draw:end-glue-point="10" svg:d="m4774 1956c1347 0 1148 2280 397 2280">
          <text:p/>
        </draw:connector>
        <draw:connector draw:style-name="gr4" draw:text-style-name="P4" draw:layer="layout" draw:type="curve" svg:x1="4.774cm" svg:y1="7.014cm" svg:x2="5.171cm" svg:y2="9.445cm" draw:start-shape="id2" draw:start-glue-point="1" draw:end-shape="id3" draw:end-glue-point="10" svg:d="m4774 7014c1347 0 1148 2431 397 2431">
          <text:p/>
        </draw:connector>
        <draw:connector draw:style-name="gr4" draw:text-style-name="P4" draw:layer="layout" draw:type="curve" svg:x1="13.623cm" svg:y1="1.957cm" svg:x2="14.02cm" svg:y2="4.237cm" draw:start-shape="id4" draw:start-glue-point="1" draw:end-shape="id5" draw:end-glue-point="10" svg:d="m13623 1957c1347 0 1148 2280 397 2280">
          <text:p/>
        </draw:connector>
        <draw:connector draw:style-name="gr4" draw:text-style-name="P4" draw:layer="layout" draw:type="curve" svg:x1="13.623cm" svg:y1="7.015cm" svg:x2="14.02cm" svg:y2="9.445cm" draw:start-shape="id6" draw:start-glue-point="1" draw:end-shape="id7" draw:end-glue-point="10" svg:d="m13623 7015c1347 0 1148 2430 397 2430">
          <text:p/>
        </draw:connector>
        <draw:connector draw:style-name="gr5" draw:text-style-name="P4" draw:layer="layout" draw:type="curve" svg:x1="8.846cm" svg:y1="17.48cm" svg:x2="8.449cm" svg:y2="14.959cm" draw:start-shape="id10" draw:start-glue-point="3" draw:end-shape="id9" draw:end-glue-point="6" svg:d="m8846 17480c-1347 0-1148-2521-397-2521">
          <text:p/>
        </draw:connector>
        <draw:connector draw:style-name="gr4" draw:text-style-name="P4" draw:layer="layout" draw:type="curve" svg:x1="9.394cm" svg:y1="12.479cm" svg:x2="9.791cm" svg:y2="14.959cm" draw:start-shape="id8" draw:start-glue-point="1" draw:end-shape="id9" draw:end-glue-point="10" svg:d="m9394 12479c1347 0 1148 2480 397 2480">
          <text:p/>
        </draw:connector>
        <draw:connector draw:style-name="gr5" draw:text-style-name="P4" draw:layer="layout" draw:type="curve" svg:x1="9.12cm" svg:y1="12.223cm" svg:x2="12.678cm" svg:y2="9.445cm" draw:start-shape="id8" draw:start-glue-point="0" draw:end-shape="id7" draw:end-glue-point="6" svg:d="m9120 12223c0-1852 1186-2778 3558-2778">
          <text:p/>
        </draw:connector>
        <draw:connector draw:style-name="gr5" draw:text-style-name="P4" draw:layer="layout" draw:type="curve" svg:x1="4.226cm" svg:y1="7.014cm" svg:x2="3.829cm" svg:y2="4.236cm" draw:start-shape="id2" draw:start-glue-point="3" draw:end-shape="id1" draw:end-glue-point="6" svg:d="m4226 7014c-1347 0-1148-2778-397-2778">
          <text:p/>
        </draw:connector>
        <draw:connector draw:style-name="gr5" draw:text-style-name="P4" draw:layer="layout" draw:type="curve" draw:line-skew="-0.418cm" svg:x1="13.075cm" svg:y1="7.015cm" svg:x2="12.697cm" svg:y2="4.238cm" draw:start-shape="id6" draw:start-glue-point="3" svg:d="m13075 7015c-1378 0-1189-2777-378-2777">
          <text:p/>
        </draw:connector>
        <draw:connector draw:style-name="gr5" draw:text-style-name="P4" draw:layer="layout" draw:type="curve" svg:x1="8.846cm" svg:y1="12.479cm" svg:x2="4.025cm" svg:y2="9.898cm" draw:start-shape="id8" draw:start-glue-point="3" draw:end-shape="id3" draw:end-glue-point="7" svg:d="m8846 12479c-3214 0-4821-860-4821-2581">
          <text:p/>
        </draw:connector>
        <draw:frame draw:style-name="gr6" draw:text-style-name="P5" draw:layer="layout" svg:width="16.2cm" svg:height="1.455cm" svg:x="5.2cm" svg:y="1.3cm">
          <draw:text-box>
            <text:p><text:span text:style-name="T4">N </text:span><text:span text:style-name="T5">(</text:span><text:span text:style-name="T4">l</text:span><text:span text:style-name="T3">i</text:span><text:span text:style-name="T6">;</text:span><text:span text:style-name="T7"> </text:span><text:span text:style-name="T8">μ</text:span><text:span text:style-name="T9">i</text:span><text:span text:style-name="T10">,</text:span><text:span text:style-name="T8"> σ</text:span><text:span text:style-name="T9">i</text:span><text:span text:style-name="T11">2</text:span><text:span text:style-name="T5">) </text:span><text:span text:style-name="T12"><text:s text:c="22"/></text:span><text:span text:style-name="T4">N </text:span><text:span text:style-name="T5">(</text:span><text:span text:style-name="T4">l</text:span><text:span text:style-name="T13">j</text:span><text:span text:style-name="T6">;</text:span><text:span text:style-name="T7"> </text:span><text:span text:style-name="T8">μ</text:span><text:span text:style-name="T9">j</text:span><text:span text:style-name="T10">,</text:span><text:span text:style-name="T8"> σ</text:span><text:span text:style-name="T9">j</text:span><text:span text:style-name="T11">2</text:span><text:span text:style-name="T5">)</text:span></text:p>
          </draw:text-box>
        </draw:frame>
        <draw:frame draw:style-name="gr7" draw:text-style-name="P5" draw:layer="layout" svg:width="18.5cm" svg:height="3.3cm" svg:x="4.9cm" svg:y="5.9cm">
          <draw:text-box>
            <text:p><text:span text:style-name="T14"><text:s/></text:span><text:span text:style-name="T4">N </text:span><text:span text:style-name="T5">(</text:span><text:span text:style-name="T4">p</text:span><text:span text:style-name="T3">i</text:span><text:span text:style-name="T6">;</text:span><text:span text:style-name="T7"> </text:span><text:span text:style-name="T15">o</text:span><text:span text:style-name="T3">i</text:span><text:span text:style-name="T10">,</text:span><text:span text:style-name="T8"> β</text:span><text:span text:style-name="T11">2</text:span><text:span text:style-name="T5">) </text:span><text:span text:style-name="T12"><text:s text:c="18"/></text:span><text:span text:style-name="T4">N </text:span><text:span text:style-name="T5">(</text:span><text:span text:style-name="T4">p</text:span><text:span text:style-name="T3">j</text:span><text:span text:style-name="T6">;</text:span><text:span text:style-name="T7"> </text:span><text:span text:style-name="T15">d</text:span><text:span text:style-name="T13">j</text:span><text:span text:style-name="T10">,</text:span><text:span text:style-name="T8"> β</text:span><text:span text:style-name="T11">2</text:span><text:span text:style-name="T5">)</text:span><text:span text:style-name="T12"> </text:span></text:p>
          </draw:text-box>
        </draw:frame>
        <draw:frame draw:style-name="gr8" draw:text-style-name="P5" draw:layer="layout" svg:width="6.9cm" svg:height="1.75cm" svg:x="10.5cm" svg:y="11.75cm">
          <draw:text-box>
            <text:p><text:span text:style-name="T16">δ </text:span><text:span text:style-name="T17">(</text:span><text:span text:style-name="T14"> d</text:span><text:span text:style-name="T18"> <text:s/></text:span><text:span text:style-name="T14">= </text:span><text:span text:style-name="T1">p</text:span><text:span text:style-name="T2">i</text:span><text:span text:style-name="T18"> </text:span><text:span text:style-name="T17">-</text:span><text:span text:style-name="T14"> </text:span><text:span text:style-name="T1">p</text:span><text:span text:style-name="T2">j</text:span><text:span text:style-name="T18"> <text:s/></text:span><text:span text:style-name="T19">)</text:span><text:span text:style-name="T18"> </text:span><text:span text:style-name="T12"><text:s/></text:span></text:p>
          </draw:text-box>
        </draw:frame>
        <draw:custom-shape draw:style-name="gr9" draw:text-style-name="P1" draw:id="id12" draw:layer="layout" svg:width="1.342cm" svg:height="1.283cm" svg:x="8.449cm" svg:y="19.518cm">
          <text:p text:style-name="P3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9.12cm" svg:y1="17.737cm" svg:x2="9.12cm" svg:y2="19.518cm" draw:start-shape="id10" draw:start-glue-point="2" draw:end-shape="id12" draw:end-glue-point="4" svg:d="m9120 17737v1781">
          <text:p/>
        </draw:connector>
        <draw:frame draw:style-name="gr6" draw:text-style-name="P5" draw:layer="layout" svg:width="5cm" svg:height="1.189cm" svg:x="9.6cm" svg:y="16.8cm">
          <draw:text-box>
            <text:p><text:span text:style-name="T4">N </text:span><text:span text:style-name="T5">(</text:span><text:span text:style-name="T4">s</text:span><text:span text:style-name="T6">;</text:span><text:span text:style-name="T7"> d</text:span><text:span text:style-name="T10">,</text:span><text:span text:style-name="T8"> </text:span><text:span text:style-name="T20">γ</text:span><text:span text:style-name="T11">2</text:span><text:span text:style-name="T5">)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00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4cm" fo:page-height="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hengbo Guo</meta:initial-creator>
    <meta:creation-date>2009-09-23T14:38:48.41</meta:creation-date>
    <dc:date>2010-10-31T18:28:04</dc:date>
    <dc:creator>Shengbo Guo</dc:creator>
    <meta:editing-duration>PT18H51M56S</meta:editing-duration>
    <meta:editing-cycles>97</meta:editing-cycles>
    <meta:generator>OpenOffice.org/3.2$Unix OpenOffice.org_project/320m18$Build-9502</meta:generator>
    <meta:document-statistic meta:object-count="37"/>
  </office:meta>
</office:document-meta>
</file>